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, monospace"/>
    <style:font-face style:name="Liberation Serif1" svg:font-family="'Liberation Serif', serif"/>
    <style:font-face style:name="Monospace" svg:font-family="Monospace"/>
    <style:font-face style:name="OpenSymbol" svg:font-family="OpenSymbol"/>
    <style:font-face style:name="courier" svg:font-family="courier, monospace"/>
    <style:font-face style:name="Monospace1" svg:font-family="Monospace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0868in" style:rel-width="100%" table:align="left"/>
    </style:style>
    <style:style style:name="Table1.A" style:family="table-column">
      <style:table-column-properties style:column-width="7.0868in" style:rel-column-width="65535*"/>
    </style:style>
    <style:style style:name="Table1.A1" style:family="table-cell">
      <style:table-cell-properties style:border-line-width="0.0007in 0.0347in 0.0007in" fo:padding="0.0417in" fo:border="0.0361in double #808080"/>
    </style:style>
    <style:style style:name="Table2" style:family="table">
      <style:table-properties style:width="7.0868in" style:rel-width="100%" table:align="left"/>
    </style:style>
    <style:style style:name="Table2.A" style:family="table-column">
      <style:table-column-properties style:column-width="7.0868in" style:rel-column-width="65535*"/>
    </style:style>
    <style:style style:name="Table2.A1" style:family="table-cell">
      <style:table-cell-properties style:border-line-width="0.0007in 0.0347in 0.0007in" fo:padding="0.0417in" fo:border="0.0361in double #80808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able_20_Contents">
      <style:paragraph-properties fo:margin-top="0in" fo:margin-bottom="0in" fo:text-align="start" style:justify-single-word="false"/>
      <style:text-properties style:font-name="Monospace" fo:font-size="9pt" fo:language="en" fo:country="none"/>
    </style:style>
    <style:style style:name="P4" style:family="paragraph" style:parent-style-name="Table_20_Contents">
      <style:paragraph-properties fo:margin-top="0in" fo:margin-bottom="0in" fo:text-align="start" style:justify-single-word="false"/>
      <style:text-properties style:font-name="Monospace" fo:font-size="9pt"/>
    </style:style>
    <style:style style:name="P5" style:family="paragraph" style:parent-style-name="Table_20_Contents">
      <style:paragraph-properties fo:margin-top="0in" fo:margin-bottom="0in" fo:text-align="start" style:justify-single-word="false"/>
    </style:style>
    <style:style style:name="P6" style:family="paragraph" style:parent-style-name="Table_20_Contents">
      <style:paragraph-properties fo:margin-top="0in" fo:margin-bottom="0in" fo:text-align="start" style:justify-single-word="false"/>
      <style:text-properties fo:color="#000000" style:font-name="Monospace" fo:font-size="9pt"/>
    </style:style>
    <style:style style:name="P7" style:family="paragraph" style:parent-style-name="Table_20_Contents">
      <style:paragraph-properties fo:margin-top="0in" fo:margin-bottom="0in" fo:text-align="start" style:justify-single-word="false"/>
      <style:text-properties fo:color="#000000" style:font-name="Monospace"/>
    </style:style>
    <style:style style:name="P8" style:family="paragraph" style:parent-style-name="Table_20_Contents">
      <style:paragraph-properties fo:margin-top="0in" fo:margin-bottom="0in" fo:text-align="start" style:justify-single-word="false"/>
      <style:text-properties fo:color="#7f0055" style:font-name="Monospace" fo:font-size="9pt" fo:font-weight="bold"/>
    </style:style>
    <style:style style:name="P9" style:family="paragraph" style:parent-style-name="Table_20_Contents">
      <style:paragraph-properties fo:margin-left="0in" fo:margin-right="0in" fo:margin-top="0in" fo:margin-bottom="0in" fo:text-align="start" style:justify-single-word="false" fo:text-indent="0in" style:auto-text-indent="false"/>
      <style:text-properties style:font-name="Monospace" fo:font-size="9pt"/>
    </style:style>
    <style:style style:name="P10" style:family="paragraph" style:parent-style-name="Heading_20_3">
      <style:paragraph-properties fo:text-align="start" style:justify-single-word="false"/>
      <style:text-properties fo:language="en" fo:country="none"/>
    </style:style>
    <style:style style:name="P11" style:family="paragraph" style:parent-style-name="Standard">
      <style:paragraph-properties fo:text-align="end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Preformatted_20_Text.screen">
      <style:text-properties fo:language="en" fo:country="none"/>
    </style:style>
    <style:style style:name="P13" style:family="paragraph" style:parent-style-name="Preformatted_20_Text.screen">
      <style:paragraph-properties fo:margin-top="0in" fo:margin-bottom="0.1965in" fo:text-align="start" style:justify-single-word="false"/>
      <style:text-properties fo:language="en" fo:country="none"/>
    </style:style>
    <style:style style:name="P14" style:family="paragraph" style:parent-style-name="Preformatted_20_Text.screen">
      <style:paragraph-properties fo:margin-top="0in" fo:margin-bottom="0.1965in" fo:text-align="start" style:justify-single-word="false"/>
    </style:style>
    <style:style style:name="P15" style:family="paragraph" style:parent-style-name="Standard" style:master-page-name="HTML">
      <style:paragraph-properties fo:text-align="end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Preformatted_20_Text.screen">
      <style:paragraph-properties fo:margin-top="0in" fo:margin-bottom="0.1965in" fo:text-align="start" style:justify-single-word="false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fo:font-weight="normal"/>
    </style:style>
    <style:style style:name="T3" style:family="text">
      <style:text-properties fo:language="en" fo:country="none" fo:font-style="italic" fo:font-weight="normal"/>
    </style:style>
    <style:style style:name="T4" style:family="text">
      <style:text-properties fo:language="en" fo:country="none" fo:font-style="normal" fo:font-weight="normal" style:font-style-asian="normal" style:font-style-complex="normal"/>
    </style:style>
    <style:style style:name="T5" style:family="text">
      <style:text-properties fo:language="en" fo:country="none" fo:font-weight="bold" style:font-weight-asian="bold" style:font-weight-complex="bold"/>
    </style:style>
    <style:style style:name="T6" style:family="text">
      <style:text-properties fo:font-variant="normal" fo:text-transform="none" fo:language="en" fo:country="none"/>
    </style:style>
    <style:style style:name="T7" style:family="text">
      <style:text-properties fo:font-variant="normal" fo:text-transform="none" fo:language="en" fo:country="none" fo:font-style="normal" fo:font-weight="normal"/>
    </style:style>
    <style:style style:name="T8" style:family="text">
      <style:text-properties fo:font-variant="normal" fo:text-transform="none" fo:language="en" fo:country="none" fo:font-style="normal" fo:font-weight="bold"/>
    </style:style>
    <style:style style:name="T9" style:family="text">
      <style:text-properties fo:font-variant="normal" fo:text-transform="none" fo:color="#000000" style:font-name="Liberation Serif1" fo:font-size="12pt" fo:language="en" fo:country="none" fo:font-style="normal" fo:font-weight="normal"/>
    </style:style>
    <style:style style:name="T10" style:family="text">
      <style:text-properties fo:font-variant="normal" fo:text-transform="none" fo:color="#000000" style:font-name="Liberation Serif1" fo:font-size="12pt" fo:language="en" fo:country="none" fo:font-style="normal" fo:font-weight="normal" style:font-style-asian="normal" style:font-style-complex="normal"/>
    </style:style>
    <style:style style:name="T11" style:family="text">
      <style:text-properties fo:font-variant="normal" fo:text-transform="none" fo:color="#000000" style:font-name="Liberation Serif1" fo:font-size="12pt" fo:language="en" fo:country="none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00" style:font-name="Liberation Serif1" fo:font-size="12pt" fo:language="en" fo:country="none" fo:font-style="normal" fo:font-weight="normal" style:font-name-asian="Monospace1" style:font-size-asian="9pt" style:font-style-asian="normal" style:font-weight-asian="normal" style:font-name-complex="Monospace1" style:font-size-complex="9pt" style:font-style-complex="normal" style:font-weight-complex="normal"/>
    </style:style>
    <style:style style:name="T13" style:family="text">
      <style:text-properties fo:font-variant="normal" fo:text-transform="none" fo:color="#000000" style:font-name="Liberation Serif1" fo:font-size="12pt" fo:language="en" fo:country="none" fo:font-style="normal" fo:font-weight="normal" style:font-name-asian="Monospace1" style:font-size-asian="9pt" style:font-style-asian="normal" style:font-name-complex="Monospace1" style:font-size-complex="9pt" style:font-style-complex="normal"/>
    </style:style>
    <style:style style:name="T14" style:family="text">
      <style:text-properties fo:font-variant="normal" fo:text-transform="none" fo:color="#000000" style:font-name="Liberation Serif1" fo:font-size="12pt" fo:language="en" fo:country="none" fo:font-style="normal" fo:font-weight="bold"/>
    </style:style>
    <style:style style:name="T15" style:family="text">
      <style:text-properties fo:font-variant="normal" fo:text-transform="none" fo:color="#000000" style:font-name="Liberation Serif1" fo:font-size="12pt" fo:language="en" fo:country="none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fo:color="#000000" style:font-name="Liberation Serif1" fo:font-size="12pt" fo:language="en" fo:country="none" fo:font-style="normal" fo:font-weight="bold" style:font-name-asian="Monospace1" style:font-size-asian="9pt" style:font-style-asian="normal" style:font-weight-asian="bold" style:font-name-complex="Monospace1" style:font-size-complex="9pt" style:font-style-complex="normal" style:font-weight-complex="bold"/>
    </style:style>
    <style:style style:name="T17" style:family="text">
      <style:text-properties fo:font-variant="normal" fo:text-transform="none" fo:color="#000000" style:font-name="Liberation Serif1" fo:font-size="12pt" fo:language="en" fo:country="none" fo:font-style="normal" style:font-style-asian="normal" style:font-style-complex="normal"/>
    </style:style>
    <style:style style:name="T18" style:family="text">
      <style:text-properties fo:font-variant="normal" fo:text-transform="none" fo:color="#000000" style:font-name="Liberation Serif1" fo:font-size="12pt" fo:language="en" fo:country="none" fo:font-style="italic" fo:font-weight="normal" style:font-style-asian="italic" style:font-style-complex="italic"/>
    </style:style>
    <style:style style:name="T19" style:family="text">
      <style:text-properties fo:font-variant="normal" fo:text-transform="none" fo:color="#000000" style:font-name="Liberation Serif1" fo:font-size="12pt" fo:language="en" fo:country="none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variant="normal" fo:text-transform="none" fo:color="#000000" style:font-name="Liberation Serif1" fo:font-size="12pt" fo:language="en" fo:country="none" fo:font-style="italic" fo:font-weight="normal" style:font-name-asian="Monospace1" style:font-size-asian="9pt" style:font-style-asian="italic" style:font-weight-asian="normal" style:font-name-complex="Monospace1" style:font-size-complex="9pt" style:font-style-complex="italic" style:font-weight-complex="normal"/>
    </style:style>
    <style:style style:name="T21" style:family="text">
      <style:text-properties fo:font-variant="normal" fo:text-transform="none" fo:color="#000000" style:font-name="Liberation Serif1" fo:font-size="12pt" fo:language="en" fo:country="none" fo:font-style="italic" fo:font-weight="normal" style:font-name-asian="Monospace1" style:font-size-asian="9pt" style:font-style-asian="italic" style:font-name-complex="Monospace1" style:font-size-complex="9pt" style:font-style-complex="italic"/>
    </style:style>
    <style:style style:name="T22" style:family="text">
      <style:text-properties fo:color="#7f0055" fo:font-weight="bold"/>
    </style:style>
    <style:style style:name="T23" style:family="text">
      <style:text-properties fo:color="#7f0055" fo:language="en" fo:country="none" fo:font-weight="bold"/>
    </style:style>
    <style:style style:name="T24" style:family="text">
      <style:text-properties fo:color="#7f0055" style:font-name="Monospace" fo:font-size="9pt" fo:font-weight="bold"/>
    </style:style>
    <style:style style:name="T25" style:family="text">
      <style:text-properties fo:color="#000000"/>
    </style:style>
    <style:style style:name="T26" style:family="text">
      <style:text-properties fo:color="#000000" fo:language="en" fo:country="none" fo:font-weight="normal"/>
    </style:style>
    <style:style style:name="T27" style:family="text">
      <style:text-properties fo:color="#000000" fo:language="en" fo:country="none" fo:font-weight="bold"/>
    </style:style>
    <style:style style:name="T28" style:family="text">
      <style:text-properties fo:color="#000000" style:font-name="Monospace" fo:font-size="9pt"/>
    </style:style>
    <style:style style:name="T29" style:family="text">
      <style:text-properties fo:font-size="9pt"/>
    </style:style>
    <style:style style:name="T30" style:family="text">
      <style:text-properties fo:font-size="9pt" style:font-size-asian="9pt" style:font-size-complex="9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normal" fo:font-weight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Iniciando com o InSS (<text:span text:style-name="T31">command line</text:span>) </text:p>
      <text:p text:style-name="P11">Instrumentando e analisando os resultados</text:p>
      <text:h text:style-name="P10" text:outline-level="3">Modo offline: sepradando instrumentação e execução</text:h>
      <text:p text:style-name="P2"><text:span text:style-name="T1">Nessa seção iremos resolver um exercício, passo-a-passo, usando as ferramentas de linha de comando do </text:span><text:span text:style-name="Strong_20_Emphasis"><text:span text:style-name="T1">InSS</text:span></text:span><text:span text:style-name="Strong_20_Emphasis"><text:span text:style-name="T2">. As classes completas usadas durante o exercício estão localizadas no diretório </text:span></text:span><text:span text:style-name="Strong_20_Emphasis"><text:span text:style-name="T3">projects/inss/doc/example </text:span></text:span><text:span text:style-name="Strong_20_Emphasis"><text:span text:style-name="T4">(Para este exemplo vamos considerar que estamos neste nível de diretório)</text:span></text:span><text:span text:style-name="Strong_20_Emphasis"><text:span text:style-name="T2">. Neste exercícios criaremos uma classe simples com dois métodos. Um método deve retornar o próximo número impar para um número inteiro qualquer recebido por parâmetro. O outro método deve retornar o maior número de um array de inteiros.</text:span></text:span></text:p>
      <text:p text:style-name="P2"><text:span text:style-name="Strong_20_Emphasis"><text:span text:style-name="T2">Inicialmente vamos criar duas pastas. Uma para colocar a classe com as funcionalidades e outra pasta para colocar os casos de teste. No exemplo completo a pasta </text:span></text:span><text:span text:style-name="Strong_20_Emphasis"><text:span text:style-name="T3">src/ </text:span></text:span><text:span text:style-name="Strong_20_Emphasis"><text:span text:style-name="T7">contém as classes com funcionalidades e a pasta </text:span></text:span><text:span text:style-name="Strong_20_Emphasis"><text:span text:style-name="T3">test/</text:span></text:span><text:span text:style-name="Strong_20_Emphasis"><text:span text:style-name="T6"> </text:span></text:span><text:span text:style-name="Strong_20_Emphasis"><text:span text:style-name="T7">contém os casos de teste. Primeiro criamos a classe </text:span></text:span><text:span text:style-name="Strong_20_Emphasis"><text:span text:style-name="T8">NumberUtils </text:span></text:span><text:span text:style-name="Strong_20_Emphasis"><text:span text:style-name="T7">no pacote </text:span></text:span><text:span text:style-name="Strong_20_Emphasis"><text:span text:style-name="T8">example</text:span></text:span><text:span text:style-name="Strong_20_Emphasis"><text:span text:style-name="T6"> </text:span></text:span><text:span text:style-name="Strong_20_Emphasis"><text:span text:style-name="T7">dentro da pasta </text:span></text:span><text:span text:style-name="Strong_20_Emphasis"><text:span text:style-name="T3">src/ </text:span></text:span><text:span text:style-name="Strong_20_Emphasis"><text:span text:style-name="T7">e a classe </text:span></text:span><text:span text:style-name="Strong_20_Emphasis"><text:span text:style-name="T8">Test </text:span></text:span><text:span text:style-name="Strong_20_Emphasis"><text:span text:style-name="T7">também no pacote </text:span></text:span><text:span text:style-name="Strong_20_Emphasis"><text:span text:style-name="T8">example</text:span></text:span><text:span text:style-name="Strong_20_Emphasis"><text:span text:style-name="T6"> </text:span></text:span><text:span text:style-name="Strong_20_Emphasis"><text:span text:style-name="T7">mas esta na pasta </text:span></text:span><text:span text:style-name="Strong_20_Emphasis"><text:span text:style-name="T3">test/.</text:span></text:span></text:p>
      <text:p text:style-name="P2"><text:span text:style-name="Strong_20_Emphasis"><text:span text:style-name="T7">Começamos implementando um método que retorna o próximo número impar. A classe completa é apresentada a seguir: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T22">package</text:span><text:span text:style-name="T25"> example;</text:span></text:p>
            <text:p text:style-name="P4"><text:span text:style-name="T22">public</text:span><text:span text:style-name="T25"> </text:span><text:span text:style-name="T22">class</text:span><text:span text:style-name="T25"> NumberUtils {</text:span></text:p>
            <text:p text:style-name="P8"><text:s text:c="2"/></text:p>
            <text:p text:style-name="P5"><text:span text:style-name="T24"><text:s text:c="2"/>public</text:span><text:span text:style-name="T28"> </text:span><text:span text:style-name="T24">int</text:span><text:span text:style-name="T28"> nextOdd(</text:span><text:span text:style-name="T24">int</text:span><text:span text:style-name="T28"> x) { // 0</text:span></text:p>
            <text:p text:style-name="P9"><text:span text:style-name="T22"><text:s text:c="4"/>if</text:span><text:span text:style-name="T25"> (x % 2 != 0) { <text:s text:c="8"/>// 0</text:span></text:p>
            <text:p text:style-name="P6"><text:s text:c="6"/>x++; <text:s text:c="19"/>// 6</text:p>
            <text:p text:style-name="P6"><text:s text:c="4"/>}</text:p>
            <text:p text:style-name="P6"><text:s text:c="4"/>x++; <text:s text:c="21"/>// 9</text:p>
            <text:p text:style-name="P4"><text:span text:style-name="T22"><text:s text:c="4"/>return</text:span><text:span text:style-name="T25"> x; <text:s text:c="16"/>// 9</text:span></text:p>
            <text:p text:style-name="P6"><text:s text:c="2"/>}</text:p>
            <text:p text:style-name="P6"/>
            <text:p text:style-name="P6">}</text:p>
          </table:table-cell>
        </table:table-row>
      </table:table>
      <text:p text:style-name="P1"><text:span text:style-name="Strong_20_Emphasis"><text:span text:style-name="T9"/></text:span></text:p>
      <text:p text:style-name="P2"><text:span text:style-name="Strong_20_Emphasis"><text:span text:style-name="T9">Para o caso de teste vamos simplesmente escrever uma classe um um método </text:span></text:span><text:span text:style-name="Strong_20_Emphasis"><text:span text:style-name="T14">main</text:span></text:span><text:span text:style-name="Strong_20_Emphasis"><text:span text:style-name="T9">. No método </text:span></text:span><text:span text:style-name="Strong_20_Emphasis"><text:span text:style-name="T14">main </text:span></text:span><text:span text:style-name="Strong_20_Emphasis"><text:span text:style-name="T9">vamos colocar os cassos de teste usando asserts. A seguir é apresentada a classe de teste com um teste bem simples que deve passar:</text:span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23">package</text:span><text:span text:style-name="T25"> </text:span><text:span text:style-name="T26">example</text:span><text:span text:style-name="T27">;</text:span></text:p>
            <text:p text:style-name="P4"><text:span text:style-name="T22">import</text:span><text:span text:style-name="T25"> example.NumberUtils;</text:span></text:p>
            <text:p text:style-name="P4"><text:span text:style-name="T22">public</text:span><text:span text:style-name="T25"> </text:span><text:span text:style-name="T22">class</text:span><text:span text:style-name="T25"> Test {</text:span></text:p>
            <text:p text:style-name="P8"/>
            <text:p text:style-name="P4"><text:span text:style-name="T22"><text:s text:c="2"/>public</text:span><text:span text:style-name="T25"> </text:span><text:span text:style-name="T22">static</text:span><text:span text:style-name="T25"> </text:span><text:span text:style-name="T22">void</text:span><text:span text:style-name="T25"> main(String[] args) {</text:span></text:p>
            <text:p text:style-name="P7"><text:span text:style-name="T29"><text:s text:c="4"/>NumberUtils utils = </text:span><text:span text:style-name="T22">new</text:span> <text:span text:style-name="T30">NumberUtils();</text:span></text:p>
            <text:p text:style-name="P5"><text:span text:style-name="T24"><text:s text:c="4"/>assert</text:span><text:span text:style-name="T28"> 3 == utils.nextOdd(1);</text:span></text:p>
            <text:p text:style-name="P6"><text:s text:c="2"/>}</text:p>
            <text:p text:style-name="P6"/>
            <text:p text:style-name="P6">}</text:p>
          </table:table-cell>
        </table:table-row>
      </table:table>
      <text:p text:style-name="P1"><text:span text:style-name="Strong_20_Emphasis"><text:span text:style-name="T9"/></text:span></text:p>
      <text:p text:style-name="P2"><text:span text:style-name="Strong_20_Emphasis"><text:span text:style-name="T9">Para compilar as classes basta executar os seguintes comandos:</text:span></text:span></text:p>
      <text:p text:style-name="P12">&gt;cd <text:span text:style-name="Strong_20_Emphasis"><text:span text:style-name="T32">projects/inss/doc/example</text:span></text:span></text:p>
      <text:p text:style-name="P12">&gt;mkdir build </text:p>
      <text:p text:style-name="P13">&gt;javac -d build -g src/example/*.java</text:p>
      <text:p text:style-name="P2"><text:span text:style-name="Strong_20_Emphasis"><text:span text:style-name="T9">Agora no diretório </text:span></text:span><text:span text:style-name="Strong_20_Emphasis"><text:span text:style-name="T18">build/ </text:span></text:span><text:span text:style-name="Strong_20_Emphasis"><text:span text:style-name="T10">deve estar a classe </text:span></text:span><text:span text:style-name="Strong_20_Emphasis"><text:span text:style-name="T15">NumberUtils</text:span></text:span><text:span text:style-name="Strong_20_Emphasis"><text:span text:style-name="T10"> compilada.</text:span></text:span></text:p>
      <text:p text:style-name="P2"><text:span text:style-name="Strong_20_Emphasis"><text:span text:style-name="T9">Para compilar a classe de teste vamos executar os comandos seguintes:</text:span></text:span></text:p>
      <text:p text:style-name="P12"><text:soft-page-break/>&gt;mkdir build-test</text:p>
      <text:p text:style-name="P13">&gt;javac -d build-test -g -cp build test/example/*.java</text:p>
      <text:p text:style-name="P2"><text:span text:style-name="Strong_20_Emphasis"><text:span text:style-name="T10">Agora no diretório </text:span></text:span><text:span text:style-name="Strong_20_Emphasis"><text:span text:style-name="T18">build-test/ </text:span></text:span><text:span text:style-name="Strong_20_Emphasis"><text:span text:style-name="T10">deve estar a classe </text:span></text:span><text:span text:style-name="Strong_20_Emphasis"><text:span text:style-name="T15">Test</text:span></text:span><text:span text:style-name="Strong_20_Emphasis"><text:span text:style-name="T10"> compilada. Note que no comando para compilar a classe de teste é preciso colocar ao </text:span></text:span><text:span text:style-name="Strong_20_Emphasis"><text:span text:style-name="T18">classpath </text:span></text:span><text:span text:style-name="Strong_20_Emphasis"><text:span text:style-name="T10">a classe </text:span></text:span><text:span text:style-name="Strong_20_Emphasis"><text:span text:style-name="T15">NumberUtils</text:span></text:span><text:span text:style-name="Strong_20_Emphasis"><text:span text:style-name="T10"> </text:span></text:span><text:span text:style-name="Strong_20_Emphasis"><text:span text:style-name="T11">pois no teste ela é usada.</text:span></text:span></text:p>
      <text:p text:style-name="P2"><text:span text:style-name="Strong_20_Emphasis"><text:span text:style-name="T11">Para executar o método </text:span></text:span><text:span text:style-name="Strong_20_Emphasis"><text:span text:style-name="T15">main </text:span></text:span><text:span text:style-name="Strong_20_Emphasis"><text:span text:style-name="T11">da classe </text:span></text:span><text:span text:style-name="Strong_20_Emphasis"><text:span text:style-name="T15">Test</text:span></text:span><text:span text:style-name="Strong_20_Emphasis"><text:span text:style-name="T11"> basta executar o seguinte comando:</text:span></text:span></text:p>
      <text:p text:style-name="P13">&gt;java -ea -cp build:build-test example.Test</text:p>
      <text:p text:style-name="P2"><text:span text:style-name="Strong_20_Emphasis"><text:span text:style-name="T10">Neste comando é necessário incluir as classes anteriormente compiladas ao </text:span></text:span><text:span text:style-name="Strong_20_Emphasis"><text:span text:style-name="T18">classpath. </text:span></text:span><text:span text:style-name="Strong_20_Emphasis"><text:span text:style-name="T10">Também é necessario incluir </text:span></text:span><text:span text:style-name="Strong_20_Emphasis"><text:span text:style-name="T18">-ea</text:span></text:span><text:span text:style-name="Strong_20_Emphasis"><text:span text:style-name="T10"> para habilitar os asserts. Se nenhuma exception ocorreu então os testes passaram.</text:span></text:span></text:p>
      <text:p text:style-name="P2"><text:span text:style-name="Strong_20_Emphasis"><text:span text:style-name="T10">Neste momento devemos instrumentar as classes geradas pelo </text:span></text:span><text:span text:style-name="Strong_20_Emphasis"><text:span text:style-name="T17">javac</text:span></text:span><text:span text:style-name="Strong_20_Emphasis"><text:span text:style-name="T10"> (um tipo de segunda fase de compilação). Vamos criar um novo diretório para colocar as classse instrumentadas e executar o comando </text:span></text:span><text:span text:style-name="Strong_20_Emphasis"><text:span text:style-name="T15">instrumenter </text:span></text:span><text:span text:style-name="Strong_20_Emphasis"><text:span text:style-name="T11">do </text:span></text:span><text:span text:style-name="Strong_20_Emphasis"><text:span text:style-name="T15">InSS</text:span></text:span><text:span text:style-name="Strong_20_Emphasis"><text:span text:style-name="T11">.</text:span></text:span></text:p>
      <text:p text:style-name="Preformatted_20_Text.screen">&gt;mkdir build-instrum</text:p>
      <text:p text:style-name="Preformatted_20_Text.screen">&gt;instrumenter -d build-instrum -i build -verbose</text:p>
      <text:p text:style-name="Preformatted_20_Text.screen"/>
      <text:p text:style-name="Preformatted_20_Text.screen">DEBUG ---DEBUG MODE--- </text:p>
      <text:p text:style-name="Preformatted_20_Text.screen"><text:s/>INFO Found 1 files .class </text:p>
      <text:p text:style-name="Preformatted_20_Text.screen">DEBUG Trying to instrument file build/example/NumberUtils.class </text:p>
      <text:p text:style-name="Preformatted_20_Text.screen">DEBUG example.NumberUtils was instrumented in: 0,400874 </text:p>
      <text:p text:style-name="Preformatted_20_Text.screen">DEBUG Trying to save class in build-instrum/example/NumberUtils.class </text:p>
      <text:p text:style-name="P13"><text:s/>INFO Total time: 0,768203</text:p>
      <text:p text:style-name="P2"><text:span text:style-name="Strong_20_Emphasis"><text:span text:style-name="T11">Antes de executar os testes sobre as classes instrumentadas é necessário a criação dos grafos definição/uso para as classes. Para a criação desses grafos vamos executar o comando </text:span></text:span><text:span text:style-name="Strong_20_Emphasis"><text:span text:style-name="T15">defuse </text:span></text:span><text:span text:style-name="Strong_20_Emphasis"><text:span text:style-name="T11">e salvar os grafos no diretório </text:span></text:span><text:span text:style-name="Strong_20_Emphasis"><text:span text:style-name="T19">gxl/</text:span></text:span><text:span text:style-name="Strong_20_Emphasis"><text:span text:style-name="T11">.</text:span></text:span></text:p>
      <text:p text:style-name="P12">&gt;mkdir gxl</text:p>
      <text:p text:style-name="P13">&gt;defuse -d gxl/ -f build/</text:p>
      <text:p text:style-name="P2"><text:span text:style-name="Strong_20_Emphasis"><text:span text:style-name="T11">Para executar o método </text:span></text:span><text:span text:style-name="Strong_20_Emphasis"><text:span text:style-name="T15">main </text:span></text:span><text:span text:style-name="Strong_20_Emphasis"><text:span text:style-name="T11">da classe </text:span></text:span><text:span text:style-name="Strong_20_Emphasis"><text:span text:style-name="T15">Test</text:span></text:span><text:span text:style-name="Strong_20_Emphasis"><text:span text:style-name="T11"> usando as classes instrumentadas temos que alterar o </text:span></text:span><text:span text:style-name="Strong_20_Emphasis"><text:span text:style-name="T19">classpath </text:span></text:span><text:span text:style-name="Strong_20_Emphasis"><text:span text:style-name="T11">para usar as classes instrumentadas no lugar das originais e também as bibliotecas usadas pelo </text:span></text:span><text:span text:style-name="Strong_20_Emphasis"><text:span text:style-name="T15">InSS</text:span></text:span><text:span text:style-name="Strong_20_Emphasis"><text:span text:style-name="T11">. O seguinte comando faz exatamente isso:</text:span></text:span></text:p>
      <text:p text:style-name="P12">&gt;export LIBS_INSS=$MIS_HOME/libs/commons.jar:$MIS_HOME/libs/inss.jar:$MIS_HOME/libs/opal.jar:$MIS_HOME/libs/j2gxl.jar:$MIS_HOME/lib/jabuti.jar:$MIS_HOME/libs/gxl.jar:$MIS_HOME/libs/log4j-1.2.16.jar:$MIS_HOME/libs/whirlycache-1.0.1.jar:$MIS_HOME/libs/commons-logging.jar:$MIS_HOME/libs/commons-collections-3.1.jar:$MIS_HOME/libs/concurrent-1.3.4.jar</text:p>
      <text:p text:style-name="P14"><text:span text:style-name="T1">&gt;java -ea -cp build-instrum:build-test:$LIBS_INSS -Dgxl.dir=gxl/ -Drequirement.determination=br.usp.each.opal.requirement.NodeDetermination -Dinstrumentation.strategy=br.usp.each.inss.instrumentation.AllNodes -Doutput.file=out example.Test</text:span></text:p>
      <text:p text:style-name="Preformatted_20_Text.screen"><text:s/>INFO gxl.dir: 'gxl'</text:p>
      <text:p text:style-name="Preformatted_20_Text.screen"><text:s/>INFO traverse.strategy not set, using class br.usp.each.inss.instrumentation.traverse.DefaultProbeTraverseStrategy</text:p>
      <text:p text:style-name="Preformatted_20_Text.screen"><text:s/>INFO instrumentation.strategy: br.usp.each.inss.instrumentation.AllNodes</text:p>
      <text:p text:style-name="Preformatted_20_Text.screen"><text:s/>INFO requirement.determination: br.usp.each.opal.requirement.NodeDetermination</text:p>
      <text:p text:style-name="Preformatted_20_Text.screen"><text:s/>INFO Creating new CacheManager singleton</text:p>
      <text:p text:style-name="Preformatted_20_Text.screen"><text:s/>INFO Invoking shutdown hook </text:p>
      <text:p text:style-name="Preformatted_20_Text.screen"/>
      <text:p text:style-name="Preformatted_20_Text.screen">&gt;ls </text:p>
      <text:p text:style-name="P14"><text:span text:style-name="T1">build <text:s/>build-instrum <text:s/>build-test <text:s/>gxl <text:s/></text:span><text:span text:style-name="T5">out</text:span><text:span text:style-name="T1"> <text:s/>src <text:s/>test </text:span></text:p>
      <text:p text:style-name="P12">&gt;cd gxl/ </text:p>
      <text:p text:style-name="P12">&gt;ls </text:p>
      <text:p text:style-name="P14"><text:span text:style-name="T1">defuse_example.NumberUtils_0_[init]().gxl <text:s/>defuse_example.NumberUtils_1_nextOdd(int).gxl <text:s/></text:span><text:span text:style-name="T5">defuse_index.ser</text:span><text:span text:style-name="T1"> <text:s/></text:span><text:span text:style-name="T5">dua_index.ser</text:span><text:span text:style-name="T1"> </text:span></text:p>
      <text:p text:style-name="P2"><text:soft-page-break/><text:span text:style-name="Strong_20_Emphasis"><text:span text:style-name="T10">No comando anterior também foi necessário fornecer o atributo </text:span></text:span><text:span text:style-name="Strong_20_Emphasis"><text:span text:style-name="T18">gxl.dir</text:span></text:span><text:span text:style-name="Strong_20_Emphasis"><text:span text:style-name="T10">. Este é o diretório onde o </text:span></text:span><text:span text:style-name="Strong_20_Emphasis"><text:span text:style-name="T15">InSS</text:span></text:span><text:span text:style-name="Strong_20_Emphasis"><text:span text:style-name="T10"> deve procurar os grafos definição/uso. Se este atributo não for definido o </text:span></text:span><text:span text:style-name="Strong_20_Emphasis"><text:span text:style-name="T15">InSS </text:span></text:span><text:span text:style-name="Strong_20_Emphasis"><text:span text:style-name="T11">irá buscar estes arquivos no diretório local. Outro atributo fornecido foi o </text:span></text:span><text:span text:style-name="Strong_20_Emphasis"><text:span text:style-name="T20">output.file. </text:span></text:span><text:span text:style-name="Strong_20_Emphasis"><text:span text:style-name="T12">Neste atributo é definido o nome do arquivo onde as informações de cobertura serão salvas. Note que após a execução foi criado o arquivo </text:span></text:span><text:span text:style-name="Strong_20_Emphasis"><text:span text:style-name="T20">out</text:span></text:span><text:span text:style-name="Strong_20_Emphasis"><text:span text:style-name="T12">. No diretório </text:span></text:span><text:span text:style-name="Strong_20_Emphasis"><text:span text:style-name="T20">gxl/ </text:span></text:span><text:span text:style-name="Strong_20_Emphasis"><text:span text:style-name="T12">também foi criado o arquivo: </text:span></text:span><text:span text:style-name="Strong_20_Emphasis"><text:span text:style-name="T20">defuse_index.ser. </text:span></text:span></text:p>
      <text:p text:style-name="P2"><text:span text:style-name="Strong_20_Emphasis"><text:span text:style-name="T12">Para ler os resultados vamos executar o seguinte comando:</text:span></text:span></text:p>
      <text:p text:style-name="P12">&gt;requirements -r out</text:p>
      <text:p text:style-name="P12"/>
      <text:p text:style-name="P12">example.NumberUtils </text:p>
      <text:p text:style-name="P12">0 </text:p>
      <text:p text:style-name="P12">(0,true) </text:p>
      <text:p text:style-name="P12">(4,true) </text:p>
      <text:p text:style-name="P12"/>
      <text:p text:style-name="P12">1 </text:p>
      <text:p text:style-name="P12">(0,true) </text:p>
      <text:p text:style-name="P12">(6,true) </text:p>
      <text:p text:style-name="P13">(9,true)</text:p>
      <text:p text:style-name="P2"><text:span text:style-name="Strong_20_Emphasis"><text:span text:style-name="T12">O comando </text:span></text:span><text:span text:style-name="Strong_20_Emphasis"><text:span text:style-name="T16">requirements </text:span></text:span><text:span text:style-name="Strong_20_Emphasis"><text:span text:style-name="T12">trouxe algumas informações importantes. A primeira é o nome da classe dos requisitos apresentados. O número 0 informa que os requisitos apresentados a seguir são referentes ao método 0 (Neste caso é o construtor padrão). <text:s/>O método 1 é o método que estamos interessados. Este é o método </text:span></text:span><text:span text:style-name="Strong_20_Emphasis"><text:span text:style-name="T16">nextOdd(int)</text:span></text:span><text:span text:style-name="Strong_20_Emphasis"><text:span text:style-name="T12">. Este método tem três requisitos (veja os comentários no código-fonte do método) e todos eles foram cobertos (o true indica que o requisito foi alcançado). Mas isso não significa que nosso caso de teste cobre todos os casos possíveis. Nosso caso não cobre o caso de números pares, onde a condição no if será falsa. Como nós não notamos isto vamos usar um critério de teste mais exigente para nós ajudar. </text:span></text:span></text:p>
      <text:p text:style-name="P14"><text:span text:style-name="T1">&gt;java -ea -cp build-instrum:build-test:$LIBS_INSS -Dgxl.dir=gxl/ -Doutput.file=out -Drequirement.determination=br.usp.each.opal.requirement.EdgeDetermination -Dinstrumentation.strategy=br.usp.each.inss.instrumentation.AllEdges example.Test</text:span></text:p>
      <text:p text:style-name="Preformatted_20_Text.screen"><text:s/>INFO gxl.dir: 'gxl'</text:p>
      <text:p text:style-name="Preformatted_20_Text.screen"><text:s/>INFO traverse.strategy not set, using class br.usp.each.inss.instrumentation.traverse.DefaultProbeTraverseStrategy</text:p>
      <text:p text:style-name="Preformatted_20_Text.screen"><text:s/>INFO instrumentation.strategy: br.usp.each.inss.instrumentation.AllEdges</text:p>
      <text:p text:style-name="Preformatted_20_Text.screen"><text:s/>INFO requirement.determination: br.usp.each.opal.requirement.EdgeDetermination</text:p>
      <text:p text:style-name="Preformatted_20_Text.screen"><text:s/>INFO Creating new CacheManager singleton</text:p>
      <text:p text:style-name="Preformatted_20_Text.screen"><text:s/>INFO Invoking shutdown hook </text:p>
      <text:p text:style-name="Preformatted_20_Text.screen"/>
      <text:p text:style-name="Preformatted_20_Text.screen">&gt;requirements -r out</text:p>
      <text:p text:style-name="Preformatted_20_Text.screen"/>
      <text:p text:style-name="Preformatted_20_Text.screen">example.NumberUtils </text:p>
      <text:p text:style-name="Preformatted_20_Text.screen">0 </text:p>
      <text:p text:style-name="Preformatted_20_Text.screen">(0,4,true) </text:p>
      <text:p text:style-name="Preformatted_20_Text.screen"/>
      <text:p text:style-name="Preformatted_20_Text.screen">1 </text:p>
      <text:p text:style-name="Preformatted_20_Text.screen">(0,6,true) </text:p>
      <text:p text:style-name="Preformatted_20_Text.screen">(0,9,false) </text:p>
      <text:p text:style-name="P13">(6,9,true)</text:p>
      <text:p text:style-name="P2"><text:span text:style-name="Strong_20_Emphasis"><text:span text:style-name="T13">Aqui fica fácil ver que um requisito não foi coberto. Este é o caso onde vamos diretamento do bloco 0 para o bloco 9 (i.e., não passamos pelo bloco 6 que é o comando executado quando o if é true pois o número é par). </text:span></text:span></text:p>
      <text:p text:style-name="P2"><text:span text:style-name="Strong_20_Emphasis"><text:span text:style-name="T13">Siga da seguinte maneira: altere o caso de teste para testar também um número par como entrada. Re-compile a classe de teste, execute o teste novamente sobre as classes instrumentadas usando a estratégia </text:span></text:span><text:span text:style-name="Strong_20_Emphasis"><text:span text:style-name="T21">Edge</text:span></text:span><text:span text:style-name="Strong_20_Emphasis"><text:span text:style-name="T13"> e verifique que todos os requisitos foram coberto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, monospace"/>
    <style:font-face style:name="Liberation Serif1" svg:font-family="'Liberation Serif', serif"/>
    <style:font-face style:name="Monospace" svg:font-family="Monospace"/>
    <style:font-face style:name="OpenSymbol" svg:font-family="OpenSymbol"/>
    <style:font-face style:name="courier" svg:font-family="courier, monospace"/>
    <style:font-face style:name="Monospace1" svg:font-family="Monospace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fo:color="#000000" style:font-name="DejaVu Sans Mono" fo:font-size="10pt" style:font-name-asian="DejaVu Sans1" style:font-size-asian="10pt" style:font-name-complex="DejaVu Sans Mono" style:font-size-complex="10pt"/>
    </style:style>
    <style:style style:name="Preformatted_20_Text.screen" style:display-name="Preformatted Text.screen" style:family="paragraph" style:parent-style-name="Preformatted_20_Text">
      <style:paragraph-properties fo:background-color="#cccccc" fo:padding="0.0193in" fo:border="0.0008in solid #000000">
        <style:background-image/>
      </style:paragraph-properties>
      <style:text-properties style:font-name="courier" style:font-name-asian="courier" style:font-name-complex="courier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o Araujo</meta:initial-creator>
    <meta:creation-date>2011-03-11T14:15:01</meta:creation-date>
    <dc:creator>Roberto Araujo</dc:creator>
    <dc:date>2012-02-27T01:52:00</dc:date>
    <meta:editing-duration>PT2H48M41S</meta:editing-duration>
    <meta:editing-cycles>42</meta:editing-cycles>
    <meta:generator>LibreOffice/3.3$Linux LibreOffice_project/330m19$Build-401</meta:generator>
    <meta:document-statistic meta:table-count="2" meta:image-count="0" meta:object-count="0" meta:page-count="3" meta:paragraph-count="93" meta:word-count="964" meta:character-count="7358"/>
  </office:meta>
</office:document-meta>
</file>